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75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rial_2_best_model_batch3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average</text:p>
          </table:table-cell>
          <table:table-cell table:style-name="ce1" table:formula="of:=AVERAGE([.B3:.B32])" office:value-type="float" office:value="0.0142887493311304" calcext:value-type="float">
            <text:p>0.0142887493311304</text:p>
          </table:table-cell>
          <table:table-cell table:style-name="ce1" table:formula="of:=AVERAGE([.C3:.C32])" office:value-type="float" office:value="0.953322728474935" calcext:value-type="float">
            <text:p>0.953322728474935</text:p>
          </table:table-cell>
          <table:table-cell table:style-name="ce1" table:formula="of:=AVERAGE([.D3:.D32])" office:value-type="float" office:value="0.157412535936571" calcext:value-type="float">
            <text:p>0.157412535936571</text:p>
          </table:table-cell>
          <table:table-cell table:style-name="ce1" table:formula="of:=AVERAGE([.E3:.E32])" office:value-type="float" office:value="0.0160308311798381" calcext:value-type="float">
            <text:p>0.0160308311798381</text:p>
          </table:table-cell>
          <table:table-cell table:style-name="ce1" table:formula="of:=AVERAGE([.F3:.F32])" office:value-type="float" office:value="0.0272284856659055" calcext:value-type="float">
            <text:p>0.0272284856659055</text:p>
          </table:table-cell>
        </table:table-row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IoU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 office:value-type="string" calcext:value-type="string">
            <text:p>20023150_patch_14.csv</text:p>
          </table:table-cell>
          <table:table-cell office:value-type="float" office:value="0.0220987279121261" calcext:value-type="float">
            <text:p>0.0220987279121261</text:p>
          </table:table-cell>
          <table:table-cell office:value-type="float" office:value="0.914077758789063" calcext:value-type="float">
            <text:p>0.914077758789063</text:p>
          </table:table-cell>
          <table:table-cell office:value-type="float" office:value="0.22053726169844" calcext:value-type="float">
            <text:p>0.22053726169844</text:p>
          </table:table-cell>
          <table:table-cell office:value-type="float" office:value="0.0239709899218235" calcext:value-type="float">
            <text:p>0.0239709899218235</text:p>
          </table:table-cell>
          <table:table-cell office:value-type="float" office:value="0.043241865601903" calcext:value-type="float">
            <text:p>0.043241865601903</text:p>
          </table:table-cell>
        </table:table-row>
        <table:table-row table:style-name="ro1">
          <table:table-cell office:value-type="string" calcext:value-type="string">
            <text:p>20023150_patch_6.csv</text:p>
          </table:table-cell>
          <table:table-cell office:value-type="float" office:value="0.00598894348894349" calcext:value-type="float">
            <text:p>0.00598894348894349</text:p>
          </table:table-cell>
          <table:table-cell office:value-type="float" office:value="0.901229858398438" calcext:value-type="float">
            <text:p>0.901229858398438</text:p>
          </table:table-cell>
          <table:table-cell office:value-type="float" office:value="0.443181818181818" calcext:value-type="float">
            <text:p>0.443181818181818</text:p>
          </table:table-cell>
          <table:table-cell office:value-type="float" office:value="0.00603434937335603" calcext:value-type="float">
            <text:p>0.00603434937335603</text:p>
          </table:table-cell>
          <table:table-cell office:value-type="float" office:value="0.0119065791482216" calcext:value-type="float">
            <text:p>0.0119065791482216</text:p>
          </table:table-cell>
        </table:table-row>
        <table:table-row table:style-name="ro1">
          <table:table-cell office:value-type="string" calcext:value-type="string">
            <text:p>19983102_patch_49.csv</text:p>
          </table:table-cell>
          <table:table-cell office:value-type="float" office:value="0" calcext:value-type="float">
            <text:p>0</text:p>
          </table:table-cell>
          <table:table-cell office:value-type="float" office:value="0.981739044189453" calcext:value-type="float">
            <text:p>0.9817390441894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106.csv</text:p>
          </table:table-cell>
          <table:table-cell office:value-type="float" office:value="0" calcext:value-type="float">
            <text:p>0</text:p>
          </table:table-cell>
          <table:table-cell office:value-type="float" office:value="0.940902709960938" calcext:value-type="float">
            <text:p>0.9409027099609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12.csv</text:p>
          </table:table-cell>
          <table:table-cell office:value-type="float" office:value="0.0969777777777778" calcext:value-type="float">
            <text:p>0.0969777777777778</text:p>
          </table:table-cell>
          <table:table-cell office:value-type="float" office:value="0.961246490478516" calcext:value-type="float">
            <text:p>0.961246490478516</text:p>
          </table:table-cell>
          <table:table-cell office:value-type="float" office:value="0.335176651305684" calcext:value-type="float">
            <text:p>0.335176651305684</text:p>
          </table:table-cell>
          <table:table-cell office:value-type="float" office:value="0.120074840413823" calcext:value-type="float">
            <text:p>0.120074840413823</text:p>
          </table:table-cell>
          <table:table-cell office:value-type="float" office:value="0.176809010615023" calcext:value-type="float">
            <text:p>0.176809010615023</text:p>
          </table:table-cell>
        </table:table-row>
        <table:table-row table:style-name="ro1">
          <table:table-cell office:value-type="string" calcext:value-type="string">
            <text:p>19993132_patch_99.csv</text:p>
          </table:table-cell>
          <table:table-cell office:value-type="float" office:value="0.0616565752503067" calcext:value-type="float">
            <text:p>0.0616565752503067</text:p>
          </table:table-cell>
          <table:table-cell office:value-type="float" office:value="0.909549713134766" calcext:value-type="float">
            <text:p>0.909549713134766</text:p>
          </table:table-cell>
          <table:table-cell office:value-type="float" office:value="0.4991989746876" calcext:value-type="float">
            <text:p>0.4991989746876</text:p>
          </table:table-cell>
          <table:table-cell office:value-type="float" office:value="0.0657217582046739" calcext:value-type="float">
            <text:p>0.0657217582046739</text:p>
          </table:table-cell>
          <table:table-cell office:value-type="float" office:value="0.116151638274872" calcext:value-type="float">
            <text:p>0.116151638274872</text:p>
          </table:table-cell>
        </table:table-row>
        <table:table-row table:style-name="ro1">
          <table:table-cell office:value-type="string" calcext:value-type="string">
            <text:p>20023150_patch_141.csv</text:p>
          </table:table-cell>
          <table:table-cell office:value-type="float" office:value="0.0341949286290464" calcext:value-type="float">
            <text:p>0.0341949286290464</text:p>
          </table:table-cell>
          <table:table-cell office:value-type="float" office:value="0.894950866699219" calcext:value-type="float">
            <text:p>0.894950866699219</text:p>
          </table:table-cell>
          <table:table-cell office:value-type="float" office:value="0.271360979682716" calcext:value-type="float">
            <text:p>0.271360979682716</text:p>
          </table:table-cell>
          <table:table-cell office:value-type="float" office:value="0.0376520563815408" calcext:value-type="float">
            <text:p>0.0376520563815408</text:p>
          </table:table-cell>
          <table:table-cell office:value-type="float" office:value="0.0661285946825828" calcext:value-type="float">
            <text:p>0.0661285946825828</text:p>
          </table:table-cell>
        </table:table-row>
        <table:table-row table:style-name="ro1">
          <table:table-cell office:value-type="string" calcext:value-type="string">
            <text:p>19993132_patch_62.csv</text:p>
          </table:table-cell>
          <table:table-cell office:value-type="float" office:value="0.0131854819922658" calcext:value-type="float">
            <text:p>0.0131854819922658</text:p>
          </table:table-cell>
          <table:table-cell office:value-type="float" office:value="0.919204711914063" calcext:value-type="float">
            <text:p>0.919204711914063</text:p>
          </table:table-cell>
          <table:table-cell office:value-type="float" office:value="0.247161572052402" calcext:value-type="float">
            <text:p>0.247161572052402</text:p>
          </table:table-cell>
          <table:table-cell office:value-type="float" office:value="0.0137371972234358" calcext:value-type="float">
            <text:p>0.0137371972234358</text:p>
          </table:table-cell>
          <table:table-cell office:value-type="float" office:value="0.0260277752230295" calcext:value-type="float">
            <text:p>0.0260277752230295</text:p>
          </table:table-cell>
        </table:table-row>
        <table:table-row table:style-name="ro1">
          <table:table-cell office:value-type="string" calcext:value-type="string">
            <text:p>19993109_patch_7.csv</text:p>
          </table:table-cell>
          <table:table-cell office:value-type="float" office:value="0" calcext:value-type="float">
            <text:p>0</text:p>
          </table:table-cell>
          <table:table-cell office:value-type="float" office:value="0.993495941162109" calcext:value-type="float">
            <text:p>0.9934959411621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148.csv</text:p>
          </table:table-cell>
          <table:table-cell office:value-type="float" office:value="0.00829358196010408" calcext:value-type="float">
            <text:p>0.00829358196010408</text:p>
          </table:table-cell>
          <table:table-cell office:value-type="float" office:value="0.930210113525391" calcext:value-type="float">
            <text:p>0.930210113525391</text:p>
          </table:table-cell>
          <table:table-cell office:value-type="float" office:value="0.293103448275862" calcext:value-type="float">
            <text:p>0.293103448275862</text:p>
          </table:table-cell>
          <table:table-cell office:value-type="float" office:value="0.00846285745893025" calcext:value-type="float">
            <text:p>0.00846285745893025</text:p>
          </table:table-cell>
          <table:table-cell office:value-type="float" office:value="0.0164507284554594" calcext:value-type="float">
            <text:p>0.0164507284554594</text:p>
          </table:table-cell>
        </table:table-row>
        <table:table-row table:style-name="ro1">
          <table:table-cell office:value-type="string" calcext:value-type="string">
            <text:p>19993132_patch_56.csv</text:p>
          </table:table-cell>
          <table:table-cell office:value-type="float" office:value="0" calcext:value-type="float">
            <text:p>0</text:p>
          </table:table-cell>
          <table:table-cell office:value-type="float" office:value="0.994380950927734" calcext:value-type="float">
            <text:p>0.9943809509277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76.csv</text:p>
          </table:table-cell>
          <table:table-cell office:value-type="float" office:value="0.00243230095670504" calcext:value-type="float">
            <text:p>0.00243230095670504</text:p>
          </table:table-cell>
          <table:table-cell office:value-type="float" office:value="0.929595947265625" calcext:value-type="float">
            <text:p>0.929595947265625</text:p>
          </table:table-cell>
          <table:table-cell office:value-type="float" office:value="0.405405405405405" calcext:value-type="float">
            <text:p>0.405405405405405</text:p>
          </table:table-cell>
          <table:table-cell office:value-type="float" office:value="0.00244100895036615" calcext:value-type="float">
            <text:p>0.00244100895036615</text:p>
          </table:table-cell>
          <table:table-cell office:value-type="float" office:value="0.0048527984471045" calcext:value-type="float">
            <text:p>0.0048527984471045</text:p>
          </table:table-cell>
        </table:table-row>
        <table:table-row table:style-name="ro1">
          <table:table-cell office:value-type="string" calcext:value-type="string">
            <text:p>19993110_patch_14.csv</text:p>
          </table:table-cell>
          <table:table-cell office:value-type="float" office:value="0" calcext:value-type="float">
            <text:p>0</text:p>
          </table:table-cell>
          <table:table-cell office:value-type="float" office:value="0.997467041015625" calcext:value-type="float">
            <text:p>0.9974670410156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3122_patch_36.csv</text:p>
          </table:table-cell>
          <table:table-cell office:value-type="float" office:value="0.00100120144173008" calcext:value-type="float">
            <text:p>0.00100120144173008</text:p>
          </table:table-cell>
          <table:table-cell office:value-type="float" office:value="0.980968475341797" calcext:value-type="float">
            <text:p>0.980968475341797</text:p>
          </table:table-cell>
          <table:table-cell office:value-type="float" office:value="0.00568828213879408" calcext:value-type="float">
            <text:p>0.00568828213879408</text:p>
          </table:table-cell>
          <table:table-cell office:value-type="float" office:value="0.00121359223300971" calcext:value-type="float">
            <text:p>0.00121359223300971</text:p>
          </table:table-cell>
          <table:table-cell office:value-type="float" office:value="0.002000400080016" calcext:value-type="float">
            <text:p>0.002000400080016</text:p>
          </table:table-cell>
        </table:table-row>
        <table:table-row table:style-name="ro1">
          <table:table-cell office:value-type="string" calcext:value-type="string">
            <text:p>20023150_patch_86.csv</text:p>
          </table:table-cell>
          <table:table-cell office:value-type="float" office:value="0.00582777908028268" calcext:value-type="float">
            <text:p>0.00582777908028268</text:p>
          </table:table-cell>
          <table:table-cell office:value-type="float" office:value="0.886768341064453" calcext:value-type="float">
            <text:p>0.886768341064453</text:p>
          </table:table-cell>
          <table:table-cell office:value-type="float" office:value="0.218867924528302" calcext:value-type="float">
            <text:p>0.218867924528302</text:p>
          </table:table-cell>
          <table:table-cell office:value-type="float" office:value="0.00595156656177316" calcext:value-type="float">
            <text:p>0.00595156656177316</text:p>
          </table:table-cell>
          <table:table-cell office:value-type="float" office:value="0.0115880257067697" calcext:value-type="float">
            <text:p>0.0115880257067697</text:p>
          </table:table-cell>
        </table:table-row>
        <table:table-row table:style-name="ro1">
          <table:table-cell office:value-type="string" calcext:value-type="string">
            <text:p>19993109_patch_13.csv</text:p>
          </table:table-cell>
          <table:table-cell office:value-type="float" office:value="0.0123669830313489" calcext:value-type="float">
            <text:p>0.0123669830313489</text:p>
          </table:table-cell>
          <table:table-cell office:value-type="float" office:value="0.986900329589844" calcext:value-type="float">
            <text:p>0.986900329589844</text:p>
          </table:table-cell>
          <table:table-cell office:value-type="float" office:value="0.300699300699301" calcext:value-type="float">
            <text:p>0.300699300699301</text:p>
          </table:table-cell>
          <table:table-cell office:value-type="float" office:value="0.0127331951436186" calcext:value-type="float">
            <text:p>0.0127331951436186</text:p>
          </table:table-cell>
          <table:table-cell office:value-type="float" office:value="0.0244318181818182" calcext:value-type="float">
            <text:p>0.0244318181818182</text:p>
          </table:table-cell>
        </table:table-row>
        <table:table-row table:style-name="ro1">
          <table:table-cell office:value-type="string" calcext:value-type="string">
            <text:p>19983102_patch_36.csv</text:p>
          </table:table-cell>
          <table:table-cell office:value-type="float" office:value="0" calcext:value-type="float">
            <text:p>0</text:p>
          </table:table-cell>
          <table:table-cell office:value-type="float" office:value="0.978668212890625" calcext:value-type="float">
            <text:p>0.9786682128906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147.csv</text:p>
          </table:table-cell>
          <table:table-cell office:value-type="float" office:value="0.00401120940711028" calcext:value-type="float">
            <text:p>0.00401120940711028</text:p>
          </table:table-cell>
          <table:table-cell office:value-type="float" office:value="0.930854797363281" calcext:value-type="float">
            <text:p>0.930854797363281</text:p>
          </table:table-cell>
          <table:table-cell office:value-type="float" office:value="0.2" calcext:value-type="float">
            <text:p>0.2</text:p>
          </table:table-cell>
          <table:table-cell office:value-type="float" office:value="0.00407661808231418" calcext:value-type="float">
            <text:p>0.00407661808231418</text:p>
          </table:table-cell>
          <table:table-cell office:value-type="float" office:value="0.00799036777583187" calcext:value-type="float">
            <text:p>0.00799036777583187</text:p>
          </table:table-cell>
        </table:table-row>
        <table:table-row table:style-name="ro1">
          <table:table-cell office:value-type="string" calcext:value-type="string">
            <text:p>20023150_patch_32.csv</text:p>
          </table:table-cell>
          <table:table-cell office:value-type="float" office:value="0" calcext:value-type="float">
            <text:p>0</text:p>
          </table:table-cell>
          <table:table-cell office:value-type="float" office:value="0.949333190917969" calcext:value-type="float">
            <text:p>0.9493331909179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3122_patch_8.csv</text:p>
          </table:table-cell>
          <table:table-cell office:value-type="float" office:value="0.00684610334802588" calcext:value-type="float">
            <text:p>0.00684610334802588</text:p>
          </table:table-cell>
          <table:table-cell office:value-type="float" office:value="0.959602355957031" calcext:value-type="float">
            <text:p>0.959602355957031</text:p>
          </table:table-cell>
          <table:table-cell office:value-type="float" office:value="0.0303030303030303" calcext:value-type="float">
            <text:p>0.0303030303030303</text:p>
          </table:table-cell>
          <table:table-cell office:value-type="float" office:value="0.00876666266362436" calcext:value-type="float">
            <text:p>0.00876666266362436</text:p>
          </table:table-cell>
          <table:table-cell office:value-type="float" office:value="0.0135991058122206" calcext:value-type="float">
            <text:p>0.0135991058122206</text:p>
          </table:table-cell>
        </table:table-row>
        <table:table-row table:style-name="ro1">
          <table:table-cell office:value-type="string" calcext:value-type="string">
            <text:p>20023150_patch_134.csv</text:p>
          </table:table-cell>
          <table:table-cell office:value-type="float" office:value="0.0487275527706795" calcext:value-type="float">
            <text:p>0.0487275527706795</text:p>
          </table:table-cell>
          <table:table-cell office:value-type="float" office:value="0.896335601806641" calcext:value-type="float">
            <text:p>0.896335601806641</text:p>
          </table:table-cell>
          <table:table-cell office:value-type="float" office:value="0.31500339443313" calcext:value-type="float">
            <text:p>0.31500339443313</text:p>
          </table:table-cell>
          <table:table-cell office:value-type="float" office:value="0.0545027407987471" calcext:value-type="float">
            <text:p>0.0545027407987471</text:p>
          </table:table-cell>
          <table:table-cell office:value-type="float" office:value="0.0929270002336527" calcext:value-type="float">
            <text:p>0.0929270002336527</text:p>
          </table:table-cell>
        </table:table-row>
        <table:table-row table:style-name="ro1">
          <table:table-cell office:value-type="string" calcext:value-type="string">
            <text:p>19993110_patch_3.csv</text:p>
          </table:table-cell>
          <table:table-cell office:value-type="float" office:value="0" calcext:value-type="float">
            <text:p>0</text:p>
          </table:table-cell>
          <table:table-cell office:value-type="float" office:value="0.994213104248047" calcext:value-type="float">
            <text:p>0.9942131042480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50.csv</text:p>
          </table:table-cell>
          <table:table-cell office:value-type="float" office:value="0" calcext:value-type="float">
            <text:p>0</text:p>
          </table:table-cell>
          <table:table-cell office:value-type="float" office:value="0.998855590820313" calcext:value-type="float">
            <text:p>0.9988555908203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63.csv</text:p>
          </table:table-cell>
          <table:table-cell office:value-type="float" office:value="0" calcext:value-type="float">
            <text:p>0</text:p>
          </table:table-cell>
          <table:table-cell office:value-type="float" office:value="0.941169738769531" calcext:value-type="float">
            <text:p>0.9411697387695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23.csv</text:p>
          </table:table-cell>
          <table:table-cell office:value-type="float" office:value="0.0164756446991404" calcext:value-type="float">
            <text:p>0.0164756446991404</text:p>
          </table:table-cell>
          <table:table-cell office:value-type="float" office:value="0.963336944580078" calcext:value-type="float">
            <text:p>0.963336944580078</text:p>
          </table:table-cell>
          <table:table-cell office:value-type="float" office:value="0.0834629341627786" calcext:value-type="float">
            <text:p>0.0834629341627786</text:p>
          </table:table-cell>
          <table:table-cell office:value-type="float" office:value="0.0201149425287356" calcext:value-type="float">
            <text:p>0.0201149425287356</text:p>
          </table:table-cell>
          <table:table-cell office:value-type="float" office:value="0.0324171952078929" calcext:value-type="float">
            <text:p>0.0324171952078929</text:p>
          </table:table-cell>
        </table:table-row>
        <table:table-row table:style-name="ro1">
          <table:table-cell office:value-type="string" calcext:value-type="string">
            <text:p>20013122_patch_60.csv</text:p>
          </table:table-cell>
          <table:table-cell office:value-type="float" office:value="0.00503018108651912" calcext:value-type="float">
            <text:p>0.00503018108651912</text:p>
          </table:table-cell>
          <table:table-cell office:value-type="float" office:value="0.988681793212891" calcext:value-type="float">
            <text:p>0.988681793212891</text:p>
          </table:table-cell>
          <table:table-cell office:value-type="float" office:value="0.0256849315068493" calcext:value-type="float">
            <text:p>0.0256849315068493</text:p>
          </table:table-cell>
          <table:table-cell office:value-type="float" office:value="0.00621632822213013" calcext:value-type="float">
            <text:p>0.00621632822213013</text:p>
          </table:table-cell>
          <table:table-cell office:value-type="float" office:value="0.01001001001001" calcext:value-type="float">
            <text:p>0.01001001001001</text:p>
          </table:table-cell>
        </table:table-row>
        <table:table-row table:style-name="ro1">
          <table:table-cell office:value-type="string" calcext:value-type="string">
            <text:p>19993109_patch_70.csv</text:p>
          </table:table-cell>
          <table:table-cell office:value-type="float" office:value="0.0463182897862233" calcext:value-type="float">
            <text:p>0.0463182897862233</text:p>
          </table:table-cell>
          <table:table-cell office:value-type="float" office:value="0.990810394287109" calcext:value-type="float">
            <text:p>0.990810394287109</text:p>
          </table:table-cell>
          <table:table-cell office:value-type="float" office:value="0.541666666666667" calcext:value-type="float">
            <text:p>0.541666666666667</text:p>
          </table:table-cell>
          <table:table-cell office:value-type="float" office:value="0.0482076637824475" calcext:value-type="float">
            <text:p>0.0482076637824475</text:p>
          </table:table-cell>
          <table:table-cell office:value-type="float" office:value="0.0885357548240636" calcext:value-type="float">
            <text:p>0.0885357548240636</text:p>
          </table:table-cell>
        </table:table-row>
        <table:table-row table:style-name="ro1">
          <table:table-cell office:value-type="string" calcext:value-type="string">
            <text:p>19993109_patch_31.csv</text:p>
          </table:table-cell>
          <table:table-cell office:value-type="float" office:value="0" calcext:value-type="float">
            <text:p>0</text:p>
          </table:table-cell>
          <table:table-cell office:value-type="float" office:value="0.997970581054688" calcext:value-type="float">
            <text:p>0.997970581054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83102_patch_35.csv</text:p>
          </table:table-cell>
          <table:table-cell office:value-type="float" office:value="0" calcext:value-type="float">
            <text:p>0</text:p>
          </table:table-cell>
          <table:table-cell office:value-type="float" office:value="0.988376617431641" calcext:value-type="float">
            <text:p>0.9883766174316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80.csv</text:p>
          </table:table-cell>
          <table:table-cell office:value-type="float" office:value="0.0372292173155775" calcext:value-type="float">
            <text:p>0.0372292173155775</text:p>
          </table:table-cell>
          <table:table-cell office:value-type="float" office:value="0.898784637451172" calcext:value-type="float">
            <text:p>0.898784637451172</text:p>
          </table:table-cell>
          <table:table-cell office:value-type="float" office:value="0.285873502368348" calcext:value-type="float">
            <text:p>0.285873502368348</text:p>
          </table:table-cell>
          <table:table-cell office:value-type="float" office:value="0.0410465674507921" calcext:value-type="float">
            <text:p>0.0410465674507921</text:p>
          </table:table-cell>
          <table:table-cell office:value-type="float" office:value="0.0717859016966941" calcext:value-type="float">
            <text:p>0.07178590169669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4T17:11:50.751451385</dc:date>
    <meta:editing-duration>PT12S</meta:editing-duration>
    <meta:editing-cycles>1</meta:editing-cycles>
    <meta:document-statistic meta:table-count="1" meta:cell-count="192" meta:object-count="0"/>
    <meta:generator>LibreOffice/7.6.7.2$Linux_X86_64 LibreOffice_project/60$Build-2</meta:generator>
  </office:meta>
</office:document-meta>
</file>